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.22614"/>
          <table:table-cell office:value-type="float" office:value="1.972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600.0"/>
          <table:table-cell office:value-type="float" office:value="268012.0"/>
          <table:table-cell office:value-type="float" office:value="1048772.0"/>
          <table:table-cell office:value-type="float" office:value="1733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.07481"/>
          <table:table-cell office:value-type="float" office:value="1.939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600.0"/>
          <table:table-cell office:value-type="float" office:value="268012.0"/>
          <table:table-cell office:value-type="float" office:value="1048773.0"/>
          <table:table-cell office:value-type="float" office:value="1732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98032"/>
          <table:table-cell office:value-type="float" office:value="1.82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600.0"/>
          <table:table-cell office:value-type="float" office:value="268012.0"/>
          <table:table-cell office:value-type="float" office:value="1048772.0"/>
          <table:table-cell office:value-type="float" office:value="1733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13803"/>
          <table:table-cell office:value-type="float" office:value="2.009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2.0"/>
          <table:table-cell office:value-type="float" office:value="600.0"/>
          <table:table-cell office:value-type="float" office:value="268012.0"/>
          <table:table-cell office:value-type="float" office:value="1048772.0"/>
          <table:table-cell office:value-type="float" office:value="1733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.96531"/>
          <table:table-cell office:value-type="float" office:value="1.813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600.0"/>
          <table:table-cell office:value-type="float" office:value="268012.0"/>
          <table:table-cell office:value-type="float" office:value="1048773.0"/>
          <table:table-cell office:value-type="float" office:value="1739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2.2423"/>
          <table:table-cell office:value-type="float" office:value="2.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00.0"/>
          <table:table-cell office:value-type="float" office:value="309114.0"/>
          <table:table-cell office:value-type="float" office:value="1207672.0"/>
          <table:table-cell office:value-type="float" office:value="1899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.21875"/>
          <table:table-cell office:value-type="float" office:value="2.092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7.0"/>
          <table:table-cell office:value-type="float" office:value="600.0"/>
          <table:table-cell office:value-type="float" office:value="309114.0"/>
          <table:table-cell office:value-type="float" office:value="1207672.0"/>
          <table:table-cell office:value-type="float" office:value="1921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.22176"/>
          <table:table-cell office:value-type="float" office:value="2.071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600.0"/>
          <table:table-cell office:value-type="float" office:value="309114.0"/>
          <table:table-cell office:value-type="float" office:value="1207673.0"/>
          <table:table-cell office:value-type="float" office:value="1911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.06868"/>
          <table:table-cell office:value-type="float" office:value="1.93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600.0"/>
          <table:table-cell office:value-type="float" office:value="309114.0"/>
          <table:table-cell office:value-type="float" office:value="1207674.0"/>
          <table:table-cell office:value-type="float" office:value="1920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2.20929"/>
          <table:table-cell office:value-type="float" office:value="2.046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600.0"/>
          <table:table-cell office:value-type="float" office:value="309114.0"/>
          <table:table-cell office:value-type="float" office:value="1207674.0"/>
          <table:table-cell office:value-type="float" office:value="1916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608691"/>
          <table:table-cell office:value-type="float" office:value="0.54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00.0"/>
          <table:table-cell office:value-type="float" office:value="87222.0"/>
          <table:table-cell office:value-type="float" office:value="336873.0"/>
          <table:table-cell office:value-type="float" office:value="830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667336"/>
          <table:table-cell office:value-type="float" office:value="0.61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300.0"/>
          <table:table-cell office:value-type="float" office:value="87222.0"/>
          <table:table-cell office:value-type="float" office:value="336873.0"/>
          <table:table-cell office:value-type="float" office:value="830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67757"/>
          <table:table-cell office:value-type="float" office:value="0.61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300.0"/>
          <table:table-cell office:value-type="float" office:value="87222.0"/>
          <table:table-cell office:value-type="float" office:value="336873.0"/>
          <table:table-cell office:value-type="float" office:value="832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681545"/>
          <table:table-cell office:value-type="float" office:value="0.60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300.0"/>
          <table:table-cell office:value-type="float" office:value="87222.0"/>
          <table:table-cell office:value-type="float" office:value="336873.0"/>
          <table:table-cell office:value-type="float" office:value="832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60449"/>
          <table:table-cell office:value-type="float" office:value="0.5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300.0"/>
          <table:table-cell office:value-type="float" office:value="87222.0"/>
          <table:table-cell office:value-type="float" office:value="336873.0"/>
          <table:table-cell office:value-type="float" office:value="830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.82466"/>
          <table:table-cell office:value-type="float" office:value="1.698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600.0"/>
          <table:table-cell office:value-type="float" office:value="245664.0"/>
          <table:table-cell office:value-type="float" office:value="961960.0"/>
          <table:table-cell office:value-type="float" office:value="1628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.81548"/>
          <table:table-cell office:value-type="float" office:value="1.684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600.0"/>
          <table:table-cell office:value-type="float" office:value="245664.0"/>
          <table:table-cell office:value-type="float" office:value="961959.0"/>
          <table:table-cell office:value-type="float" office:value="1628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.84871"/>
          <table:table-cell office:value-type="float" office:value="1.739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600.0"/>
          <table:table-cell office:value-type="float" office:value="245664.0"/>
          <table:table-cell office:value-type="float" office:value="961959.0"/>
          <table:table-cell office:value-type="float" office:value="1628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.82445"/>
          <table:table-cell office:value-type="float" office:value="1.675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600.0"/>
          <table:table-cell office:value-type="float" office:value="245664.0"/>
          <table:table-cell office:value-type="float" office:value="961959.0"/>
          <table:table-cell office:value-type="float" office:value="1628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.57009"/>
          <table:table-cell office:value-type="float" office:value="2.448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600.0"/>
          <table:table-cell office:value-type="float" office:value="245664.0"/>
          <table:table-cell office:value-type="float" office:value="961961.0"/>
          <table:table-cell office:value-type="float" office:value="1628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257158"/>
          <table:table-cell office:value-type="float" office:value="0.17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0.0"/>
          <table:table-cell office:value-type="float" office:value="27361.0"/>
          <table:table-cell office:value-type="float" office:value="105887.0"/>
          <table:table-cell office:value-type="float" office:value="427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IN([.$O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EDIAN([.$O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  <table:table-cell table:formula="of:=MAX([.$O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23803"/>
          <table:table-cell office:value-type="float" office:value="0.1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0.0"/>
          <table:table-cell office:value-type="float" office:value="27361.0"/>
          <table:table-cell office:value-type="float" office:value="105887.0"/>
          <table:table-cell office:value-type="float" office:value="445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IN([.$O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EDIAN([.$O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  <table:table-cell table:formula="of:=MAX([.$O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226838"/>
          <table:table-cell office:value-type="float" office:value="0.16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0.0"/>
          <table:table-cell office:value-type="float" office:value="27361.0"/>
          <table:table-cell office:value-type="float" office:value="105887.0"/>
          <table:table-cell office:value-type="float" office:value="450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IN([.$O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EDIAN([.$O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  <table:table-cell table:formula="of:=MAX([.$O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197534"/>
          <table:table-cell office:value-type="float" office:value="0.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.0"/>
          <table:table-cell office:value-type="float" office:value="27361.0"/>
          <table:table-cell office:value-type="float" office:value="105887.0"/>
          <table:table-cell office:value-type="float" office:value="471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IN([.$O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EDIAN([.$O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  <table:table-cell table:formula="of:=MAX([.$O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70317"/>
          <table:table-cell office:value-type="float" office:value="0.19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.0"/>
          <table:table-cell office:value-type="float" office:value="27361.0"/>
          <table:table-cell office:value-type="float" office:value="105887.0"/>
          <table:table-cell office:value-type="float" office:value="425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IN([.$O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EDIAN([.$O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  <table:table-cell table:formula="of:=MAX([.$O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P3:.$P27])^2)^0.5" office:value-type="float"/>
          <table:table-cell table:number-matrix-columns-spanned="1" table:number-matrix-rows-spanned="1" table:formula="of:=SUM(([.C3:.C27]-[.$Q3:.$Q27])^2)^0.5" office:value-type="float"/>
          <table:table-cell table:number-matrix-columns-spanned="1" table:number-matrix-rows-spanned="1" table:formula="of:=SUM(([.D3:.D27]-[.$R3:.$R27])^2)^0.5" office:value-type="float"/>
          <table:table-cell table:number-matrix-columns-spanned="1" table:number-matrix-rows-spanned="1" table:formula="of:=SUM(([.E3:.E27]-[.$S3:.$S27])^2)^0.5" office:value-type="float"/>
          <table:table-cell table:number-matrix-columns-spanned="1" table:number-matrix-rows-spanned="1" table:formula="of:=SUM(([.F3:.F27]-[.$T3:.$T27])^2)^0.5" office:value-type="float"/>
          <table:table-cell table:number-matrix-columns-spanned="1" table:number-matrix-rows-spanned="1" table:formula="of:=SUM(([.G3:.G27]-[.$U3:.$U27])^2)^0.5" office:value-type="float"/>
          <table:table-cell table:number-matrix-columns-spanned="1" table:number-matrix-rows-spanned="1" table:formula="of:=SUM(([.H3:.H27]-[.$V3:.$V27])^2)^0.5" office:value-type="float"/>
          <table:table-cell table:number-matrix-columns-spanned="1" table:number-matrix-rows-spanned="1" table:formula="of:=SUM(([.I3:.I27]-[.$W3:.$W27])^2)^0.5" office:value-type="float"/>
          <table:table-cell table:number-matrix-columns-spanned="1" table:number-matrix-rows-spanned="1" table:formula="of:=SUM(([.J3:.J27]-[.$X3:.$X27])^2)^0.5" office:value-type="float"/>
          <table:table-cell table:number-matrix-columns-spanned="1" table:number-matrix-rows-spanned="1" table:formula="of:=SUM(([.K3:.K27]-[.$Y3:.$Y27])^2)^0.5" office:value-type="float"/>
          <table:table-cell table:number-matrix-columns-spanned="1" table:number-matrix-rows-spanned="1" table:formula="of:=SUM(([.L3:.L27]-[.$Z3:.$Z27])^2)^0.5" office:value-type="float"/>
          <table:table-cell table:number-matrix-columns-spanned="1" table:number-matrix-rows-spanned="1" table:formula="of:=SUM(([.M3:.M27]-[.$AA3:.$AA27])^2)^0.5" office:value-type="float"/>
          <table:table-cell table:number-matrix-columns-spanned="1" table:number-matrix-rows-spanned="1" table:formula="of:=SUM(([.N3:.N27]-[.$AB3:.$AB27])^2)^0.5" office:value-type="float"/>
          <table:table-cell table:number-matrix-columns-spanned="1" table:number-matrix-rows-spanned="1" table:formula="of:=SUM(([.O3:.O27]-[.$AC3:.$A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P3:.$P27])" office:value-type="float"/>
          <table:table-cell table:number-matrix-columns-spanned="1" table:number-matrix-rows-spanned="1" table:formula="of:=SUM([.C3:.C27]=[.$Q3:.$Q27])" office:value-type="float"/>
          <table:table-cell table:number-matrix-columns-spanned="1" table:number-matrix-rows-spanned="1" table:formula="of:=SUM([.D3:.D27]=[.$R3:.$R27])" office:value-type="float"/>
          <table:table-cell table:number-matrix-columns-spanned="1" table:number-matrix-rows-spanned="1" table:formula="of:=SUM([.E3:.E27]=[.$S3:.$S27])" office:value-type="float"/>
          <table:table-cell table:number-matrix-columns-spanned="1" table:number-matrix-rows-spanned="1" table:formula="of:=SUM([.F3:.F27]=[.$T3:.$T27])" office:value-type="float"/>
          <table:table-cell table:number-matrix-columns-spanned="1" table:number-matrix-rows-spanned="1" table:formula="of:=SUM([.G3:.G27]=[.$U3:.$U27])" office:value-type="float"/>
          <table:table-cell table:number-matrix-columns-spanned="1" table:number-matrix-rows-spanned="1" table:formula="of:=SUM([.H3:.H27]=[.$V3:.$V27])" office:value-type="float"/>
          <table:table-cell table:number-matrix-columns-spanned="1" table:number-matrix-rows-spanned="1" table:formula="of:=SUM([.I3:.I27]=[.$W3:.$W27])" office:value-type="float"/>
          <table:table-cell table:number-matrix-columns-spanned="1" table:number-matrix-rows-spanned="1" table:formula="of:=SUM([.J3:.J27]=[.$X3:.$X27])" office:value-type="float"/>
          <table:table-cell table:number-matrix-columns-spanned="1" table:number-matrix-rows-spanned="1" table:formula="of:=SUM([.K3:.K27]=[.$Y3:.$Y27])" office:value-type="float"/>
          <table:table-cell table:number-matrix-columns-spanned="1" table:number-matrix-rows-spanned="1" table:formula="of:=SUM([.L3:.L27]=[.$Z3:.$Z27])" office:value-type="float"/>
          <table:table-cell table:number-matrix-columns-spanned="1" table:number-matrix-rows-spanned="1" table:formula="of:=SUM([.M3:.M27]=[.$AA3:.$AA27])" office:value-type="float"/>
          <table:table-cell table:number-matrix-columns-spanned="1" table:number-matrix-rows-spanned="1" table:formula="of:=SUM([.N3:.N27]=[.$AB3:.$AB27])" office:value-type="float"/>
          <table:table-cell table:number-matrix-columns-spanned="1" table:number-matrix-rows-spanned="1" table:formula="of:=SUM([.O3:.O27]=[.$AC3:.$A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D3:.$AD27])" office:value-type="float"/>
          <table:table-cell table:number-matrix-columns-spanned="1" table:number-matrix-rows-spanned="1" table:formula="of:=SUM([.C3:.C27]&lt;[.$AE3:.$AE27])" office:value-type="float"/>
          <table:table-cell table:number-matrix-columns-spanned="1" table:number-matrix-rows-spanned="1" table:formula="of:=SUM([.D3:.D27]&lt;[.$AF3:.$AF27])" office:value-type="float"/>
          <table:table-cell table:number-matrix-columns-spanned="1" table:number-matrix-rows-spanned="1" table:formula="of:=SUM([.E3:.E27]&lt;[.$AG3:.$AG27])" office:value-type="float"/>
          <table:table-cell table:number-matrix-columns-spanned="1" table:number-matrix-rows-spanned="1" table:formula="of:=SUM([.F3:.F27]&lt;[.$AH3:.$AH27])" office:value-type="float"/>
          <table:table-cell table:number-matrix-columns-spanned="1" table:number-matrix-rows-spanned="1" table:formula="of:=SUM([.G3:.G27]&lt;[.$AI3:.$AI27])" office:value-type="float"/>
          <table:table-cell table:number-matrix-columns-spanned="1" table:number-matrix-rows-spanned="1" table:formula="of:=SUM([.H3:.H27]&lt;[.$AJ3:.$AJ27])" office:value-type="float"/>
          <table:table-cell table:number-matrix-columns-spanned="1" table:number-matrix-rows-spanned="1" table:formula="of:=SUM([.I3:.I27]&lt;[.$AK3:.$AK27])" office:value-type="float"/>
          <table:table-cell table:number-matrix-columns-spanned="1" table:number-matrix-rows-spanned="1" table:formula="of:=SUM([.J3:.J27]&lt;[.$AL3:.$AL27])" office:value-type="float"/>
          <table:table-cell table:number-matrix-columns-spanned="1" table:number-matrix-rows-spanned="1" table:formula="of:=SUM([.K3:.K27]&lt;[.$AM3:.$AM27])" office:value-type="float"/>
          <table:table-cell table:number-matrix-columns-spanned="1" table:number-matrix-rows-spanned="1" table:formula="of:=SUM([.L3:.L27]&lt;[.$AN3:.$AN27])" office:value-type="float"/>
          <table:table-cell table:number-matrix-columns-spanned="1" table:number-matrix-rows-spanned="1" table:formula="of:=SUM([.M3:.M27]&lt;[.$AO3:.$AO27])" office:value-type="float"/>
          <table:table-cell table:number-matrix-columns-spanned="1" table:number-matrix-rows-spanned="1" table:formula="of:=SUM([.N3:.N27]&lt;[.$AP3:.$AP27])" office:value-type="float"/>
          <table:table-cell table:number-matrix-columns-spanned="1" table:number-matrix-rows-spanned="1" table:formula="of:=SUM([.O3:.O27]&lt;[.$AQ3:.$AQ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D3:.$AD27])" office:value-type="float"/>
          <table:table-cell table:number-matrix-columns-spanned="1" table:number-matrix-rows-spanned="1" table:formula="of:=SUM([.C3:.C27]&gt;[.$AE3:.$AE27])" office:value-type="float"/>
          <table:table-cell table:number-matrix-columns-spanned="1" table:number-matrix-rows-spanned="1" table:formula="of:=SUM([.D3:.D27]&gt;[.$AF3:.$AF27])" office:value-type="float"/>
          <table:table-cell table:number-matrix-columns-spanned="1" table:number-matrix-rows-spanned="1" table:formula="of:=SUM([.E3:.E27]&gt;[.$AG3:.$AG27])" office:value-type="float"/>
          <table:table-cell table:number-matrix-columns-spanned="1" table:number-matrix-rows-spanned="1" table:formula="of:=SUM([.F3:.F27]&gt;[.$AH3:.$AH27])" office:value-type="float"/>
          <table:table-cell table:number-matrix-columns-spanned="1" table:number-matrix-rows-spanned="1" table:formula="of:=SUM([.G3:.G27]&gt;[.$AI3:.$AI27])" office:value-type="float"/>
          <table:table-cell table:number-matrix-columns-spanned="1" table:number-matrix-rows-spanned="1" table:formula="of:=SUM([.H3:.H27]&gt;[.$AJ3:.$AJ27])" office:value-type="float"/>
          <table:table-cell table:number-matrix-columns-spanned="1" table:number-matrix-rows-spanned="1" table:formula="of:=SUM([.I3:.I27]&gt;[.$AK3:.$AK27])" office:value-type="float"/>
          <table:table-cell table:number-matrix-columns-spanned="1" table:number-matrix-rows-spanned="1" table:formula="of:=SUM([.J3:.J27]&gt;[.$AL3:.$AL27])" office:value-type="float"/>
          <table:table-cell table:number-matrix-columns-spanned="1" table:number-matrix-rows-spanned="1" table:formula="of:=SUM([.K3:.K27]&gt;[.$AM3:.$AM27])" office:value-type="float"/>
          <table:table-cell table:number-matrix-columns-spanned="1" table:number-matrix-rows-spanned="1" table:formula="of:=SUM([.L3:.L27]&gt;[.$AN3:.$AN27])" office:value-type="float"/>
          <table:table-cell table:number-matrix-columns-spanned="1" table:number-matrix-rows-spanned="1" table:formula="of:=SUM([.M3:.M27]&gt;[.$AO3:.$AO27])" office:value-type="float"/>
          <table:table-cell table:number-matrix-columns-spanned="1" table:number-matrix-rows-spanned="1" table:formula="of:=SUM([.N3:.N27]&gt;[.$AP3:.$AP27])" office:value-type="float"/>
          <table:table-cell table:number-matrix-columns-spanned="1" table:number-matrix-rows-spanned="1" table:formula="of:=SUM([.O3:.O27]&gt;[.$AQ3:.$AQ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P3:.$P7])^2)^0.5" office:value-type="float"/>
          <table:table-cell table:number-matrix-columns-spanned="1" table:number-matrix-rows-spanned="1" table:formula="of:=SUM(([.C3:.C7]-[.$Q3:.$Q7])^2)^0.5" office:value-type="float"/>
          <table:table-cell table:number-matrix-columns-spanned="1" table:number-matrix-rows-spanned="1" table:formula="of:=SUM(([.D3:.D7]-[.$R3:.$R7])^2)^0.5" office:value-type="float"/>
          <table:table-cell table:number-matrix-columns-spanned="1" table:number-matrix-rows-spanned="1" table:formula="of:=SUM(([.E3:.E7]-[.$S3:.$S7])^2)^0.5" office:value-type="float"/>
          <table:table-cell table:number-matrix-columns-spanned="1" table:number-matrix-rows-spanned="1" table:formula="of:=SUM(([.F3:.F7]-[.$T3:.$T7])^2)^0.5" office:value-type="float"/>
          <table:table-cell table:number-matrix-columns-spanned="1" table:number-matrix-rows-spanned="1" table:formula="of:=SUM(([.G3:.G7]-[.$U3:.$U7])^2)^0.5" office:value-type="float"/>
          <table:table-cell table:number-matrix-columns-spanned="1" table:number-matrix-rows-spanned="1" table:formula="of:=SUM(([.H3:.H7]-[.$V3:.$V7])^2)^0.5" office:value-type="float"/>
          <table:table-cell table:number-matrix-columns-spanned="1" table:number-matrix-rows-spanned="1" table:formula="of:=SUM(([.I3:.I7]-[.$W3:.$W7])^2)^0.5" office:value-type="float"/>
          <table:table-cell table:number-matrix-columns-spanned="1" table:number-matrix-rows-spanned="1" table:formula="of:=SUM(([.J3:.J7]-[.$X3:.$X7])^2)^0.5" office:value-type="float"/>
          <table:table-cell table:number-matrix-columns-spanned="1" table:number-matrix-rows-spanned="1" table:formula="of:=SUM(([.K3:.K7]-[.$Y3:.$Y7])^2)^0.5" office:value-type="float"/>
          <table:table-cell table:number-matrix-columns-spanned="1" table:number-matrix-rows-spanned="1" table:formula="of:=SUM(([.L3:.L7]-[.$Z3:.$Z7])^2)^0.5" office:value-type="float"/>
          <table:table-cell table:number-matrix-columns-spanned="1" table:number-matrix-rows-spanned="1" table:formula="of:=SUM(([.M3:.M7]-[.$AA3:.$AA7])^2)^0.5" office:value-type="float"/>
          <table:table-cell table:number-matrix-columns-spanned="1" table:number-matrix-rows-spanned="1" table:formula="of:=SUM(([.N3:.N7]-[.$AB3:.$AB7])^2)^0.5" office:value-type="float"/>
          <table:table-cell table:number-matrix-columns-spanned="1" table:number-matrix-rows-spanned="1" table:formula="of:=SUM(([.O3:.O7]-[.$AC3:.$A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P3:.$P7])" office:value-type="float"/>
          <table:table-cell table:number-matrix-columns-spanned="1" table:number-matrix-rows-spanned="1" table:formula="of:=SUM([.C3:.C7]=[.$Q3:.$Q7])" office:value-type="float"/>
          <table:table-cell table:number-matrix-columns-spanned="1" table:number-matrix-rows-spanned="1" table:formula="of:=SUM([.D3:.D7]=[.$R3:.$R7])" office:value-type="float"/>
          <table:table-cell table:number-matrix-columns-spanned="1" table:number-matrix-rows-spanned="1" table:formula="of:=SUM([.E3:.E7]=[.$S3:.$S7])" office:value-type="float"/>
          <table:table-cell table:number-matrix-columns-spanned="1" table:number-matrix-rows-spanned="1" table:formula="of:=SUM([.F3:.F7]=[.$T3:.$T7])" office:value-type="float"/>
          <table:table-cell table:number-matrix-columns-spanned="1" table:number-matrix-rows-spanned="1" table:formula="of:=SUM([.G3:.G7]=[.$U3:.$U7])" office:value-type="float"/>
          <table:table-cell table:number-matrix-columns-spanned="1" table:number-matrix-rows-spanned="1" table:formula="of:=SUM([.H3:.H7]=[.$V3:.$V7])" office:value-type="float"/>
          <table:table-cell table:number-matrix-columns-spanned="1" table:number-matrix-rows-spanned="1" table:formula="of:=SUM([.I3:.I7]=[.$W3:.$W7])" office:value-type="float"/>
          <table:table-cell table:number-matrix-columns-spanned="1" table:number-matrix-rows-spanned="1" table:formula="of:=SUM([.J3:.J7]=[.$X3:.$X7])" office:value-type="float"/>
          <table:table-cell table:number-matrix-columns-spanned="1" table:number-matrix-rows-spanned="1" table:formula="of:=SUM([.K3:.K7]=[.$Y3:.$Y7])" office:value-type="float"/>
          <table:table-cell table:number-matrix-columns-spanned="1" table:number-matrix-rows-spanned="1" table:formula="of:=SUM([.L3:.L7]=[.$Z3:.$Z7])" office:value-type="float"/>
          <table:table-cell table:number-matrix-columns-spanned="1" table:number-matrix-rows-spanned="1" table:formula="of:=SUM([.M3:.M7]=[.$AA3:.$AA7])" office:value-type="float"/>
          <table:table-cell table:number-matrix-columns-spanned="1" table:number-matrix-rows-spanned="1" table:formula="of:=SUM([.N3:.N7]=[.$AB3:.$AB7])" office:value-type="float"/>
          <table:table-cell table:number-matrix-columns-spanned="1" table:number-matrix-rows-spanned="1" table:formula="of:=SUM([.O3:.O7]=[.$AC3:.$A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D3:.$AD7])" office:value-type="float"/>
          <table:table-cell table:number-matrix-columns-spanned="1" table:number-matrix-rows-spanned="1" table:formula="of:=SUM([.C3:.C7]&lt;[.$AE3:.$AE7])" office:value-type="float"/>
          <table:table-cell table:number-matrix-columns-spanned="1" table:number-matrix-rows-spanned="1" table:formula="of:=SUM([.D3:.D7]&lt;[.$AF3:.$AF7])" office:value-type="float"/>
          <table:table-cell table:number-matrix-columns-spanned="1" table:number-matrix-rows-spanned="1" table:formula="of:=SUM([.E3:.E7]&lt;[.$AG3:.$AG7])" office:value-type="float"/>
          <table:table-cell table:number-matrix-columns-spanned="1" table:number-matrix-rows-spanned="1" table:formula="of:=SUM([.F3:.F7]&lt;[.$AH3:.$AH7])" office:value-type="float"/>
          <table:table-cell table:number-matrix-columns-spanned="1" table:number-matrix-rows-spanned="1" table:formula="of:=SUM([.G3:.G7]&lt;[.$AI3:.$AI7])" office:value-type="float"/>
          <table:table-cell table:number-matrix-columns-spanned="1" table:number-matrix-rows-spanned="1" table:formula="of:=SUM([.H3:.H7]&lt;[.$AJ3:.$AJ7])" office:value-type="float"/>
          <table:table-cell table:number-matrix-columns-spanned="1" table:number-matrix-rows-spanned="1" table:formula="of:=SUM([.I3:.I7]&lt;[.$AK3:.$AK7])" office:value-type="float"/>
          <table:table-cell table:number-matrix-columns-spanned="1" table:number-matrix-rows-spanned="1" table:formula="of:=SUM([.J3:.J7]&lt;[.$AL3:.$AL7])" office:value-type="float"/>
          <table:table-cell table:number-matrix-columns-spanned="1" table:number-matrix-rows-spanned="1" table:formula="of:=SUM([.K3:.K7]&lt;[.$AM3:.$AM7])" office:value-type="float"/>
          <table:table-cell table:number-matrix-columns-spanned="1" table:number-matrix-rows-spanned="1" table:formula="of:=SUM([.L3:.L7]&lt;[.$AN3:.$AN7])" office:value-type="float"/>
          <table:table-cell table:number-matrix-columns-spanned="1" table:number-matrix-rows-spanned="1" table:formula="of:=SUM([.M3:.M7]&lt;[.$AO3:.$AO7])" office:value-type="float"/>
          <table:table-cell table:number-matrix-columns-spanned="1" table:number-matrix-rows-spanned="1" table:formula="of:=SUM([.N3:.N7]&lt;[.$AP3:.$AP7])" office:value-type="float"/>
          <table:table-cell table:number-matrix-columns-spanned="1" table:number-matrix-rows-spanned="1" table:formula="of:=SUM([.O3:.O7]&lt;[.$AQ3:.$AQ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D3:.$AD7])" office:value-type="float"/>
          <table:table-cell table:number-matrix-columns-spanned="1" table:number-matrix-rows-spanned="1" table:formula="of:=SUM([.C3:.C7]&gt;[.$AE3:.$AE7])" office:value-type="float"/>
          <table:table-cell table:number-matrix-columns-spanned="1" table:number-matrix-rows-spanned="1" table:formula="of:=SUM([.D3:.D7]&gt;[.$AF3:.$AF7])" office:value-type="float"/>
          <table:table-cell table:number-matrix-columns-spanned="1" table:number-matrix-rows-spanned="1" table:formula="of:=SUM([.E3:.E7]&gt;[.$AG3:.$AG7])" office:value-type="float"/>
          <table:table-cell table:number-matrix-columns-spanned="1" table:number-matrix-rows-spanned="1" table:formula="of:=SUM([.F3:.F7]&gt;[.$AH3:.$AH7])" office:value-type="float"/>
          <table:table-cell table:number-matrix-columns-spanned="1" table:number-matrix-rows-spanned="1" table:formula="of:=SUM([.G3:.G7]&gt;[.$AI3:.$AI7])" office:value-type="float"/>
          <table:table-cell table:number-matrix-columns-spanned="1" table:number-matrix-rows-spanned="1" table:formula="of:=SUM([.H3:.H7]&gt;[.$AJ3:.$AJ7])" office:value-type="float"/>
          <table:table-cell table:number-matrix-columns-spanned="1" table:number-matrix-rows-spanned="1" table:formula="of:=SUM([.I3:.I7]&gt;[.$AK3:.$AK7])" office:value-type="float"/>
          <table:table-cell table:number-matrix-columns-spanned="1" table:number-matrix-rows-spanned="1" table:formula="of:=SUM([.J3:.J7]&gt;[.$AL3:.$AL7])" office:value-type="float"/>
          <table:table-cell table:number-matrix-columns-spanned="1" table:number-matrix-rows-spanned="1" table:formula="of:=SUM([.K3:.K7]&gt;[.$AM3:.$AM7])" office:value-type="float"/>
          <table:table-cell table:number-matrix-columns-spanned="1" table:number-matrix-rows-spanned="1" table:formula="of:=SUM([.L3:.L7]&gt;[.$AN3:.$AN7])" office:value-type="float"/>
          <table:table-cell table:number-matrix-columns-spanned="1" table:number-matrix-rows-spanned="1" table:formula="of:=SUM([.M3:.M7]&gt;[.$AO3:.$AO7])" office:value-type="float"/>
          <table:table-cell table:number-matrix-columns-spanned="1" table:number-matrix-rows-spanned="1" table:formula="of:=SUM([.N3:.N7]&gt;[.$AP3:.$AP7])" office:value-type="float"/>
          <table:table-cell table:number-matrix-columns-spanned="1" table:number-matrix-rows-spanned="1" table:formula="of:=SUM([.O3:.O7]&gt;[.$AQ3:.$AQ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